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2" style:family="graphic" style:parent-style-name="standard">
      <style:graphic-properties svg:stroke-width="0.127cm" svg:stroke-color="#000000" draw:marker-start-width="0.571cm" draw:marker-end-width="0.571cm" draw:fill="none" draw:textarea-horizontal-align="justify" draw:textarea-vertical-align="middle" draw:auto-grow-height="false" fo:min-height="13.594cm" fo:min-width="17.154cm" fo:padding-top="0.188cm" fo:padding-bottom="0.188cm" fo:padding-left="0.313cm" fo:padding-right="0.3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381cm" svg:height="0.381cm" svg:x="7.905cm" svg:y="3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2.905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3.905cm" svg:y="4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6.905cm" svg:y="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4.905cm" svg:y="9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8.905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8.705cm" svg:y="2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1.905cm" svg:y="4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9.305cm" svg:y="9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6.305cm" svg:y="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7.905cm" svg:y="10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2.305cm" svg:y="10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9.305cm" svg:y="12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5.905cm" svg:y="12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0.205cm" svg:y="4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4.905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7.78cm" svg:height="13.97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4T21:51:52.804032024</meta:creation-date>
    <dc:date>2016-10-14T23:37:52.763485391</dc:date>
    <dc:creator>and </dc:creator>
    <meta:editing-duration>PT1H21M19S</meta:editing-duration>
    <meta:editing-cycles>5</meta:editing-cycles>
    <meta:generator>LibreOffice/5.0.6.2$Linux_X86_64 LibreOffice_project/00m0$Build-2</meta:generator>
    <meta:document-statistic meta:object-count="17"/>
  </office:meta>
</office:document-meta>
</file>